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499cm"/>
    </style:style>
    <style:style style:name="P3" style:family="paragraph" style:parent-style-name="Heading_20_1" style:master-page-name="HTML">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 1 </text:p>
      <text:p text:style-name="P2">The first part of the novel.</text:p>
      <text:h text:style-name="Heading_20_2" text:outline-level="2">Chapter 1</text:h>
      <text:p text:style-name="P2">The first chapter of the novel.</text:p>
      <text:h text:style-name="Heading_20_3" text:outline-level="3">Meet Hal, threatened by Vurdi</text:h>
      <text:p text:style-name="P2">Hal Spacejock is aboard his ship, the Black Gull, which is parked at the spaceport on planet Lamira. Hal's waiting for a cargo job, he's not fussy as long as it's legal. So far, after several days, the only jobs he's been offered have involved smuggling, gun-running or drugs.</text:p>
      <text:p text:style-name="P2">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text:soft-page-break/>Hal.</text:p>
      <text:p text:style-name="P2">Hal doesn't have any money, so Vurdi says he'll take an arm or leg instead, and sets Brutus on him.</text:p>
      <text:p text:style-name="P2">During the scuffle, Hal manages to tell Vurdi that he accepted a cargo job earlier in the day, and will use the proceeds to settle his debts. Vurdi is suspicious, but calls Brutus off and gives Hal 24 hours.</text:p>
      <text:p text:style-name="P2">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ext:h text:style-name="Heading_20_2" text:outline-level="2">Chapter 2</text:h>
      <text:p text:style-name="P2">The second chapter of the novel.</text:p>
      <text:h text:style-name="Heading_20_3" text:outline-level="3">Jerling buys team. Discusses Seraph.</text:h>
      <text:p text:style-name="P2">Walter Jerling is a businessman on Forg, a planet in the same star system as Lamira. He owns several enterprises - real estate, factories, etc. We meet him at the grand <text:soft-page-break/>opening of a new sky hockey stadium, puffing on his cigar and finishing off the ceremony without much enthusiasm. After a smattering of polite applause from the small crowd, he departs in his limo. </text:p>
      <text:p text:style-name="P2">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 text:style-name="P2">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 text:style-name="P2">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text:soft-page-break/>delivery isn't an option.</text:p>
      <text:p text:style-name="P2">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 text:style-name="P2">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ext:h text:style-name="Heading_20_3" text:outline-level="3">Hal takes a call from Jerling</text:h>
      <text:p text:style-name="P2">Back with Hal, Jerling's call comes through and the businessman explains about his cargo, reassures Hal it's not stolen goods, then explains he has a pilot at the Lamira Spaceport (the same location as Hal) who needs a lift to Seraph IV. If Hal can take him, the pilot will return the <text:soft-page-break/>favour by landing Hal's ship when they arrive at the destination.</text:p>
      <text:p text:style-name="P2">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ext:h text:style-name="Heading_20_2" text:outline-level="2">Chapter 3</text:h>
      <text:h text:style-name="Heading_20_3" text:outline-level="3">Clunk arrives</text:h>
      <text:p text:style-name="P2">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 text:style-name="P2">Hal closes the airlock in its face, runs to the flight deck and calls Jerling. He protests that an old robot like that can't possibly land his valuable ship. Jerling explains that the robot is an experienced pilot. After some discussion, <text:soft-page-break/>Hal accepts the situation. He goes back to the airlock, lets Clunk in but sends him to the cargo hold.</text:p>
      <text:p text:style-name="P2">Hal prepares the ship for takeoff, but ground control won't let him leave. The Port Commander wants to see him in person. Hal leaves the ship, putting Clunk in charge.</text:p>
      <text:h text:style-name="Heading_20_2" text:outline-level="2">Chapter 4</text:h>
      <text:h text:style-name="Heading_20_3" text:outline-level="3">Hal going to port control</text:h>
      <text:p text:style-name="P2">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 text:style-name="P2">He has to get to ground control, but they won't send a cab because of his unpaid account. He spots a robot mending fuel pipes near the back of the ship and asks whether he can borrow its vehicle (A battered old jet-powered ute). The robot refuses.</text:p>
      <text:p text:style-name="P2">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text:soft-page-break/>he ducks down in the grass and sneaks towards the maintenance robot's vehicle, intending to borrow it. He's about to clamber aboard when the robot snaps something on the fuel pipes, causing a gushing leak. Hal ducks as the robot returns to the vehicle and grabs a tool kit.</text:p>
      <text:p text:style-name="P2">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 text:style-name="P2">Hal drives off, oblivious to the flames starting to flicker around the fallen robot.</text:p>
      <text:h text:style-name="Heading_20_3" text:outline-level="3">Clunk checking computer for Incubots.</text:h>
      <text:p text:style-name="P2">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text:soft-page-break/>fairly common for Jerling's older, obsolete robots to be sent to out-of-the-way planets, never to return. Now it seems he's to be upgraded, which is good news because he's got long list of worn parts which need replacements.</text:p>
      <text:p text:style-name="P2">Sitting at the console, Clunk uses the Black Gull's simulation mode to practice a couple of landings, then veers off and dreams he's flying the ship to a mythical robot planet.</text:p>
      <text:h text:style-name="Heading_20_3" text:outline-level="3">Hal talking to the Portmaster</text:h>
      <text:p text:style-name="P2">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 text:style-name="P2">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 text:style-name="P2">Hal decides to call his brand new best buddy Clunk, thinking the robot can ask Jerling for an advance on his fee.</text:p>
      <text:h text:style-name="Heading_20_3" text:outline-level="3"><text:soft-page-break/>Clunk takes call from Hal. Calls Jerling. Fire.</text:h>
      <text:p text:style-name="P2">Clunk tells Hal that Jerling won't advance any money, but Hal tells him to ask anyway. Clunk calls Jerling, who won't advance any money. Clunk mentions that he's found out what Incubots is all about, Jerling hangs up quickly.</text:p>
      <text:p text:style-name="Text_20_body">Clunk notices smoke in the air. He runs to the airlock and discovers the landing field is on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Courier Prime" svg:font-family="'Courier Prime', monospace"/>
    <style:font-face style:name="Segoe UI" svg:font-family="'Segoe UI'"/>
    <style:font-face style:name="SimSun1" svg:font-family="SimSun"/>
    <style:font-face style:name="Arial Unicode MS1" svg:font-family="'Arial Unicode MS'" style:font-family-generic="swiss"/>
    <style:font-face style:name="Arial Unicode MS2" svg:font-family="'Arial Unicode MS'" style:font-pitch="variable"/>
    <style:font-face style:name="HG Mincho Light J" svg:font-family="'HG Mincho Light J'" style:font-pitch="variable"/>
    <style:font-face style:name="Albany" svg:font-family="Albany"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Segoe UI" fo:font-size="12pt" fo:language="en" fo:country="AU"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2" style:font-size-complex="14pt"/>
    </style:style>
    <style:style style:name="Text_20_body" style:display-name="Text body" style:family="paragraph" style:parent-style-name="Standard" style:class="text" style:master-page-name="">
      <style:paragraph-properties fo:margin-top="0cm" fo:margin-bottom="0cm" style:line-height-at-least="0.73cm" style:page-number="auto" fo:break-before="auto" fo:break-after="auto" fo:keep-with-next="auto"/>
      <style:text-properties style:font-name="Courier Prime" fo:font-size="12pt" fo:font-weight="normal"/>
    </style:style>
    <style:style style:name="List" style:family="paragraph" style:parent-style-name="Text_20_body" style:class="list">
      <style:text-properties style:font-name="Segoe UI" style:font-name-complex="Arial Unicode MS1"/>
    </style:style>
    <style:style style:name="Caption" style:family="paragraph" style:parent-style-name="Standard" style:class="extra">
      <style:paragraph-properties fo:margin-top="0.212cm" fo:margin-bottom="0.212cm" text:number-lines="false" text:line-number="0"/>
      <style:text-properties style:font-name="Segoe UI" fo:font-size="10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Segoe UI" style:font-name-complex="Arial Unicode M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2pt"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top="1.461cm" fo:margin-bottom="0.73cm" style:line-height-at-least="0.73cm" fo:text-align="center" style:justify-single-word="false" style:page-number="auto" fo:break-before="auto" fo:break-after="auto" fo:keep-with-next="auto"/>
      <style:text-properties style:font-name="Courier Prime" fo:font-size="12pt" fo:font-weight="bold" style:font-name-asian="SimSun1" style:font-size-asian="10pt" style:font-weight-asian="normal" style:font-name-complex="Arial" style:font-size-complex="1pt" style:font-weight-complex="normal"/>
    </style:style>
    <style:style style:name="Heading_20_3" style:display-name="Heading 3" style:family="paragraph" style:parent-style-name="Heading" style:next-style-name="Text_20_body" style:default-outline-level="3" style:list-style-name="" style:class="text" style:master-page-name="">
      <style:paragraph-properties fo:margin-top="0.73cm" fo:margin-bottom="0.73cm" style:line-height-at-least="0.73cm" fo:text-align="center" style:justify-single-word="false" style:page-number="auto" fo:break-before="auto" fo:break-after="auto" fo:keep-with-next="auto"/>
      <style:text-properties style:font-name="Courier Prime" fo:font-size="12pt" fo:font-style="italic" fo:font-weight="normal" style:font-name-asian="SimSun1" style:font-size-asian="10pt" style:font-weight-asian="normal" style:font-name-complex="Arial" style:font-size-complex="1pt" style:font-weight-complex="normal"/>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2cm" fo:margin-bottom="2.499cm" fo:margin-left="2.7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1.199cm"/>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l Spacejock book one - Sample yWriter Project</dc:title>
    <meta:initial-creator>Simon Haynes</meta:initial-creator>
    <meta:creation-date>2020-06-07T17:54:11</meta:creation-date>
    <dc:creator>Peter Triesberger</dc:creator>
    <dc:date>2023-02-02T16:56:27.48</dc:dat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meta:generator>OpenOffice.org/3.4.1$Win32 OpenOffice.org_project/341m1$Build-9593</meta:generator>
    <meta:editing-cycles>1</meta:editing-cycles>
    <meta:editing-duration>PT24S</meta:editing-duration>
    <meta:document-statistic meta:table-count="0" meta:image-count="0" meta:object-count="0" meta:page-count="9" meta:paragraph-count="45" meta:word-count="1803" meta:character-count="10191"/>
  </office:meta>
</office:document-meta>
</file>